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2-11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8488" calcext:value-type="float">
            <text:p>66.38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9448" calcext:value-type="float">
            <text:p>66.44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212" calcext:value-type="float">
            <text:p>66.49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0888" calcext:value-type="float">
            <text:p>66.5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11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6-05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4-04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2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12-2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8-29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5-23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27 2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1696" calcext:value-type="float">
            <text:p>71.4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6936" calcext:value-type="float">
            <text:p>71.4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15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0776" calcext:value-type="float">
            <text:p>71.7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21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24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27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064" calcext:value-type="float">
            <text:p>71.75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1632" calcext:value-type="float">
            <text:p>71.73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9-01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6-02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6936" calcext:value-type="float">
            <text:p>71.4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6936" calcext:value-type="float">
            <text:p>71.4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31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8272" calcext:value-type="float">
            <text:p>71.5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8376" calcext:value-type="float">
            <text:p>71.58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3136" calcext:value-type="float">
            <text:p>71.5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5704" calcext:value-type="float">
            <text:p>71.5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18" calcext:value-type="float">
            <text:p>71.5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416" calcext:value-type="float">
            <text:p>71.52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0088" calcext:value-type="float">
            <text:p>71.57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1424" calcext:value-type="float">
            <text:p>71.5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616" calcext:value-type="float">
            <text:p>71.60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912" calcext:value-type="float">
            <text:p>71.68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624" calcext:value-type="float">
            <text:p>71.6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768" calcext:value-type="float">
            <text:p>71.6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008" calcext:value-type="float">
            <text:p>71.69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8104" calcext:value-type="float">
            <text:p>71.6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42" calcext:value-type="float">
            <text:p>71.7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0192" calcext:value-type="float">
            <text:p>71.6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324" calcext:value-type="float">
            <text:p>71.6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6392" calcext:value-type="float">
            <text:p>71.7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0832" calcext:value-type="float">
            <text:p>71.6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70144" calcext:value-type="float">
            <text:p>71.667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8276129032" calcext:value-type="float">
            <text:p>71.64982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53741935484" calcext:value-type="float">
            <text:p>71.6353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53432" calcext:value-type="float">
            <text:p>71.60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05390967742" calcext:value-type="float">
            <text:p>71.59053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5376" calcext:value-type="float">
            <text:p>71.56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44141935484" calcext:value-type="float">
            <text:p>71.5744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01627586207" calcext:value-type="float">
            <text:p>71.59016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11868387097" calcext:value-type="float">
            <text:p>71.61118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1966451613" calcext:value-type="float">
            <text:p>71.62819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70728" calcext:value-type="float">
            <text:p>71.67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28407741936" calcext:value-type="float">
            <text:p>71.742840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8408" calcext:value-type="float">
            <text:p>71.725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54665806452" calcext:value-type="float">
            <text:p>71.73546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70281290323" calcext:value-type="float">
            <text:p>71.76702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8968" calcext:value-type="float">
            <text:p>71.79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55243870968" calcext:value-type="float">
            <text:p>71.755524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56072" calcext:value-type="float">
            <text:p>71.68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6727483871" calcext:value-type="float">
            <text:p>71.69672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3428" calcext:value-type="float">
            <text:p>71.62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4911483871" calcext:value-type="float">
            <text:p>71.64491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7176774194" calcext:value-type="float">
            <text:p>71.67971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43168" calcext:value-type="float">
            <text:p>71.724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15047741936" calcext:value-type="float">
            <text:p>71.721504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20664" calcext:value-type="float">
            <text:p>71.702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10652903226" calcext:value-type="float">
            <text:p>71.67106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58369032258" calcext:value-type="float">
            <text:p>71.625836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8282" calcext:value-type="float">
            <text:p>71.598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52568" calcext:value-type="float">
            <text:p>71.62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91104516129" calcext:value-type="float">
            <text:p>71.63911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63336" calcext:value-type="float">
            <text:p>71.70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94054193548" calcext:value-type="float">
            <text:p>71.63940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15801290322" calcext:value-type="float">
            <text:p>71.611580129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12488" calcext:value-type="float">
            <text:p>71.56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92841290323" calcext:value-type="float">
            <text:p>71.52928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15512" calcext:value-type="float">
            <text:p>71.49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47150967742" calcext:value-type="float">
            <text:p>71.47471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5777142857" calcext:value-type="float">
            <text:p>71.460577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04788571429" calcext:value-type="float">
            <text:p>71.54047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5226666667" calcext:value-type="float">
            <text:p>71.57652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64304" calcext:value-type="float">
            <text:p>71.56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71210322581" calcext:value-type="float">
            <text:p>71.52712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64327741936" calcext:value-type="float">
            <text:p>71.526432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79392" calcext:value-type="float">
            <text:p>71.54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0652" calcext:value-type="float">
            <text:p>71.51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9779310345" calcext:value-type="float">
            <text:p>71.503977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16832" calcext:value-type="float">
            <text:p>71.53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7424" calcext:value-type="float">
            <text:p>71.64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85232" calcext:value-type="float">
            <text:p>71.64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43504516129" calcext:value-type="float">
            <text:p>71.65435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52931612903" calcext:value-type="float">
            <text:p>71.67529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892" calcext:value-type="float">
            <text:p>71.65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66118709678" calcext:value-type="float">
            <text:p>71.656611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84105806452" calcext:value-type="float">
            <text:p>71.66841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991" calcext:value-type="float">
            <text:p>71.669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44255483871" calcext:value-type="float">
            <text:p>71.71442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1218" calcext:value-type="float">
            <text:p>71.721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3052" calcext:value-type="float">
            <text:p>71.663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85232" calcext:value-type="float">
            <text:p>71.64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7292903226" calcext:value-type="float">
            <text:p>71.64972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8402857143" calcext:value-type="float">
            <text:p>71.710840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6949677419" calcext:value-type="float">
            <text:p>71.78069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84451612903" calcext:value-type="float">
            <text:p>71.7484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6568" calcext:value-type="float">
            <text:p>71.777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63282580645" calcext:value-type="float">
            <text:p>71.79632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30264" calcext:value-type="float">
            <text:p>71.76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2420645161" calcext:value-type="float">
            <text:p>71.807242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41362580645" calcext:value-type="float">
            <text:p>71.78413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27064" calcext:value-type="float">
            <text:p>71.74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46510967742" calcext:value-type="float">
            <text:p>71.72465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7944" calcext:value-type="float">
            <text:p>71.6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6696774194" calcext:value-type="float">
            <text:p>71.67666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28788571429" calcext:value-type="float">
            <text:p>71.69287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2410322581" calcext:value-type="float">
            <text:p>71.72524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97927741935" calcext:value-type="float">
            <text:p>71.739792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3608" calcext:value-type="float">
            <text:p>71.7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92779354839" calcext:value-type="float">
            <text:p>71.799277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7352" calcext:value-type="float">
            <text:p>71.82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6456774194" calcext:value-type="float">
            <text:p>71.86564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8665806452" calcext:value-type="float">
            <text:p>71.88786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2224" calcext:value-type="float">
            <text:p>71.80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83376" calcext:value-type="float">
            <text:p>71.73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9601882353" calcext:value-type="float">
            <text:p>71.759601882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3632" calcext:value-type="float">
            <text:p>71.76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53682580645" calcext:value-type="float">
            <text:p>71.73536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1672516129" calcext:value-type="float">
            <text:p>71.71167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11058064516" calcext:value-type="float">
            <text:p>71.6511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77384" calcext:value-type="float">
            <text:p>71.61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32227096774" calcext:value-type="float">
            <text:p>71.603222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59317142857" calcext:value-type="float">
            <text:p>71.62593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37894193548" calcext:value-type="float">
            <text:p>71.66378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97638709677" calcext:value-type="float">
            <text:p>71.7297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89424516129" calcext:value-type="float">
            <text:p>71.81894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05496" calcext:value-type="float">
            <text:p>71.91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06601290323" calcext:value-type="float">
            <text:p>71.87066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69075" calcext:value-type="float">
            <text:p>71.820690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57264" calcext:value-type="float">
            <text:p>71.77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02149677419" calcext:value-type="float">
            <text:p>71.75021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42722352941" calcext:value-type="float">
            <text:p>71.7442722352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8647483871" calcext:value-type="float">
            <text:p>71.81864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0894285714" calcext:value-type="float">
            <text:p>71.90808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6087272727" calcext:value-type="float">
            <text:p>71.972608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3563870968" calcext:value-type="float">
            <text:p>71.935356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5632" calcext:value-type="float">
            <text:p>71.84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9544" calcext:value-type="float">
            <text:p>71.78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2912" calcext:value-type="float">
            <text:p>71.8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33056" calcext:value-type="float">
            <text:p>71.86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05287272727" calcext:value-type="float">
            <text:p>71.840528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64528" calcext:value-type="float">
            <text:p>71.79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65775" calcext:value-type="float">
            <text:p>71.6765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49264" calcext:value-type="float">
            <text:p>71.72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2272" calcext:value-type="float">
            <text:p>71.7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72709677419" calcext:value-type="float">
            <text:p>71.8172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5104" calcext:value-type="float">
            <text:p>71.82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81558709677" calcext:value-type="float">
            <text:p>71.81815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97984516129" calcext:value-type="float">
            <text:p>71.80979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69611428571" calcext:value-type="float">
            <text:p>71.806961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7007058824" calcext:value-type="float">
            <text:p>71.81070070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55653333333" calcext:value-type="float">
            <text:p>71.87556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656928" calcext:value-type="float">
            <text:p>71.9765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82252" calcext:value-type="float">
            <text:p>72.058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51616" calcext:value-type="float">
            <text:p>72.23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33837419355" calcext:value-type="float">
            <text:p>72.20338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87432" calcext:value-type="float">
            <text:p>72.13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07856" calcext:value-type="float">
            <text:p>72.02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0190967742" calcext:value-type="float">
            <text:p>72.00201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7656" calcext:value-type="float">
            <text:p>71.98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5852903226" calcext:value-type="float">
            <text:p>72.02158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74414545455" calcext:value-type="float">
            <text:p>72.0774414545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3208" calcext:value-type="float">
            <text:p>72.13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2157419355" calcext:value-type="float">
            <text:p>72.00221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50248" calcext:value-type="float">
            <text:p>72.055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4629565217" calcext:value-type="float">
            <text:p>72.11846295652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58176" calcext:value-type="float">
            <text:p>71.89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91331612903" calcext:value-type="float">
            <text:p>71.91913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292" calcext:value-type="float">
            <text:p>71.93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35865806452" calcext:value-type="float">
            <text:p>71.93358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68488" calcext:value-type="float">
            <text:p>71.916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5932" calcext:value-type="float">
            <text:p>71.84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41312" calcext:value-type="float">
            <text:p>71.814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35579354839" calcext:value-type="float">
            <text:p>71.753557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42608" calcext:value-type="float">
            <text:p>71.78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98508571429" calcext:value-type="float">
            <text:p>71.84985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2141145355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2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21" meta:object-count="0"/>
    <meta:user-defined meta:name="AppVersion">3.0</meta:user-defined>
  </office:meta>
</office:document-meta>
</file>